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08cm" draw:fill="solid" draw:fill-color="#ffffff" draw:textarea-horizontal-align="justify" draw:textarea-vertical-align="middle" draw:auto-grow-height="false" fo:min-height="1.8cm" fo:min-width="3.2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draw:marker-start="" draw:marker-start-width="0.28cm" draw:marker-end="Arrow" draw:marker-end-width="0.3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cm" draw:marker-start-width="0.43cm" draw:marker-end-width="0.23cm" draw:fill="solid" draw:fill-color="#ffffff" draw:textarea-horizontal-align="justify" draw:textarea-vertical-align="middle" draw:auto-grow-height="false" fo:min-height="1.8cm" fo:min-width="3.25cm" fo:padding-top="0.2cm" fo:padding-bottom="0.2cm" fo:padding-left="0.325cm" fo:padding-right="0.325cm"/>
      <style:paragraph-properties style:writing-mode="lr-tb"/>
    </style:style>
    <style:style style:name="gr4" style:family="graphic" style:parent-style-name="objectwithoutfill">
      <style:graphic-properties svg:stroke-width="0.05cm" draw:marker-start-width="0.28cm" draw:marker-end="Arrow" draw:marker-end-width="0.3cm" draw:fill="solid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2.1cm" svg:x="2cm" svg:y="6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8cm" svg:height="2.1cm" svg:x="8.4cm" svg:y="6cm">
          <text:p text:style-name="P1">API </text:p>
          <text:p text:style-name="P1">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8cm" svg:y1="7.05cm" svg:x2="8.4cm" svg:y2="7.05cm" draw:start-shape="id1" draw:start-glue-point="7" draw:end-shape="id2" draw:end-glue-point="5" svg:d="M5800 7050h2600" svg:viewBox="0 0 2601 1">
          <text:p/>
        </draw:connector>
        <draw:custom-shape draw:style-name="gr3" draw:text-style-name="P5" xml:id="id3" draw:id="id3" draw:layer="layout" svg:width="3.8cm" svg:height="2.1cm" svg:x="14.7cm" svg:y="6cm">
          <text:p text:style-name="P4"><text:span text:style-name="T1">Serv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3.8cm" svg:height="2.1cm" svg:x="21.3cm" svg:y="2.3cm">
          <text:p text:style-name="P1">Another</text:p>
          <text:p text:style-name="P1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8cm" svg:height="2.1cm" svg:x="21.272cm" svg:y="6cm">
          <text:p text:style-name="P1">Databa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3.8cm" svg:height="2.1cm" svg:x="21.3cm" svg:y="9.996cm">
          <text:p text:style-name="P1">Event</text:p>
          <text:p text:style-name="P1">Hu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2cm" svg:y1="7.05cm" svg:x2="14.8cm" svg:y2="7.05cm" svg:d="M12200 7050h2600" svg:viewBox="0 0 2601 1">
          <text:p/>
        </draw:connector>
        <draw:connector draw:style-name="gr2" draw:text-style-name="P3" draw:layer="layout" svg:x1="18.5cm" svg:y1="7.05cm" svg:x2="21.272cm" svg:y2="7.05cm" draw:start-shape="id3" draw:start-glue-point="7" draw:end-shape="id4" draw:end-glue-point="5" svg:d="M18500 7050h2772" svg:viewBox="0 0 2773 1">
          <text:p/>
        </draw:connector>
        <draw:connector draw:style-name="gr2" draw:text-style-name="P3" draw:layer="layout" draw:type="line" svg:x1="18.5cm" svg:y1="7.05cm" svg:x2="21.3cm" svg:y2="3.35cm" draw:start-shape="id3" draw:start-glue-point="7" draw:end-shape="id5" draw:end-glue-point="5" svg:d="M18500 7050l2800-3700" svg:viewBox="0 0 2801 3701">
          <text:p/>
        </draw:connector>
        <draw:connector draw:style-name="gr2" draw:text-style-name="P3" draw:layer="layout" draw:type="line" svg:x1="18.5cm" svg:y1="7.051cm" svg:x2="21.3cm" svg:y2="11.046cm" draw:end-shape="id6" draw:end-glue-point="5" svg:d="M18500 7051l2800 3995" svg:viewBox="0 0 2801 39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3:20:37.924130912</meta:creation-date>
    <dc:date>2021-02-24T04:14:11.325076337</dc:date>
    <meta:editing-duration>PT19M26S</meta:editing-duration>
    <meta:editing-cycles>7</meta:editing-cycles>
    <meta:generator>LibreOffice/6.4.6.2$Linux_X86_64 LibreOffice_project/40$Build-2</meta:generator>
    <meta:document-statistic meta:object-count="11"/>
  </office:meta>
</office:document-meta>
</file>